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2039fd" officeooo:paragraph-rsid="002039fd" style:font-size-asian="8pt" style:font-size-complex="8pt"/>
    </style:style>
    <style:style style:name="P2" style:family="paragraph" style:parent-style-name="Preformatted_20_Text">
      <style:text-properties fo:font-size="8pt" officeooo:rsid="0021d5a4" officeooo:paragraph-rsid="0021d5a4"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Verfuegbarkeiten und Preise von Hotelzimmern zu erhalten sowie Reservierungsdaten weiterzureichen. </text:p>
      <text:p text:style-name="P2">Im Rahmen dieses Teilprojekts wird die Serversoftware mit den Schnittstellen zum mobilen Client entwickelt. Grundlage der Arbeit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2">Die mobile App, welche separat im Rahmen des Gesamtprojekts in unserem Hause entwickelt werden soll, ermoeglicht eine Hotelzimmerreservierung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2">Die zu erarbeitende Software wird mittels Symfony Framework in PHP entwickelt, als Datenbankmanagementsystem kommt MySQL zum Einsatz kommen. </text:p>
      <text:p text:style-name="P2"/>
      <text:p text:style-name="P2">3. <text:s/>Zielsetzung entwickeln - Was soll am Ende des Projektes erreicht werden?</text:p>
      <text:p text:style-name="P2"><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2"/>
      <text:p text:style-name="P2">4.1 Hauptaufgaben auflisten</text:p>
      <text:p text:style-name="P2"><text:s text:c="4"/>1)<text:tab/>Planungsphase (3h)</text:p>
      <text:p text:style-name="P2"><text:s text:c="4"/>2)<text:tab/>Analysephase (4h)</text:p>
      <text:p text:style-name="P2"><text:s text:c="4"/>3)<text:tab/>Entwurfsphase (9h)</text:p>
      <text:p text:style-name="P2"><text:s text:c="4"/>4)<text:tab/>Implementierungsphase (29h)</text:p>
      <text:p text:style-name="P2"><text:s text:c="4"/>5)<text:tab/>Qualitaetsmanagement (13h)</text:p>
      <text:p text:style-name="P2"><text:s text:c="4"/>6)<text:tab/>Einfuehrungsphase (2h)</text:p>
      <text:p text:style-name="P2"><text:s text:c="4"/>7)<text:tab/>Dokumentation (10h)</text:p>
      <text:p text:style-name="P2"/>
      <text:p text:style-name="P2">4.2 Teilaufgaben (mit Zeitrahmen) auflisten</text:p>
      <text:p text:style-name="P2"/>
      <text:p text:style-name="P2"><text:s text:c="4"/>zu 1)<text:tab/>- <text:s text:c="2"/>Planungsphase</text:p>
      <text:p text:style-name="P2">- <text:s text:c="2"/>Termin und Meilensteinplan erstellen (3h)</text:p>
      <text:p text:style-name="P2"/>
      <text:p text:style-name="P2"><text:s text:c="4"/>zu 2)<text:tab/>- <text:s text:c="2"/>Analysephase</text:p>
      <text:p text:style-name="P2">- <text:s text:c="2"/>Gegebenen grafischen Entwurf analysieren (2h)</text:p>
      <text:p text:style-name="P2">- <text:s text:c="2"/>Beteiligte Entitaeten ermitteln (2h)</text:p>
      <text:p text:style-name="P2">- <text:s text:c="2"/>Beziehung der Entitae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2h)</text:p>
      <text:p text:style-name="P2">- <text:s text:c="2"/>Entwurf der JSON Objektstruktur fuer den Datenaustausch (2h)</text:p>
      <text:p text:style-name="P2">- <text:s text:c="2"/>Definition der Endpoints der Webdienste (1h)</text:p>
      <text:p text:style-name="P2"/>
      <text:p text:style-name="P2"><text:s text:c="4"/>zu 4)<text:tab/>- <text:s text:c="2"/>Implementierungsphase</text:p>
      <text:p text:style-name="P2">- <text:s text:c="2"/>Aufbau Repositorystruktur (2h)</text:p>
      <text:p text:style-name="P2">- <text:s text:c="2"/>Installation Symfony mit eventuell benoetigten Zusatzmodulen (1h)</text:p>
      <text:p text:style-name="P2">- <text:s text:c="2"/>Implementierung der Modelle (model) (10h)</text:p>
      <text:p text:style-name="P2">- <text:s text:c="2"/>Implementierung der Steuerung (controller) (10h)</text:p>
      <text:p text:style-name="P2"/>
      <text:p text:style-name="P2"><text:s text:c="4"/>zu 5)<text:tab/>- <text:s text:c="2"/>Qualitaetsmanagement</text:p>
      <text:p text:style-name="P2">- <text:s text:c="2"/>Erstellen von Modultests (z.B. Postman) (13h)</text:p>
      <text:p text:style-name="P2">- <text:s text:c="2"/>Daten (Definitionsbereich / Grenzen, Datentypen, Struktur)</text:p>
      <text:p text:style-name="P2">- <text:s text:c="2"/>Reaktionszeit und Skalierbarkeit (?h)</text:p>
      <text:p text:style-name="P2">#TODO: Zeit schaetzen!</text:p>
      <text:p text:style-name="P2">- <text:s text:c="2"/>Codereview (?h)</text:p>
      <text:p text:style-name="P2">#TODO: Zeit schaetzen!</text:p>
      <text:p text:style-name="P2"/>
      <text:p text:style-name="P2"><text:s text:c="4"/>zu 6)<text:tab/>- <text:s text:c="2"/>Einfuehrungsphase</text:p>
      <text:p text:style-name="P2">- <text:s text:c="2"/>Praesentation vorbereiten (z.B. Postman; Ablaufplan) (?h)</text:p>
      <text:p text:style-name="P2">#TODO: Zeit schaetzen!</text:p>
      <text:p text:style-name="P2"><text:soft-page-break/>- <text:s text:c="2"/>Uebergabe der Software und Inbetriebnahme (2h)</text:p>
      <text:p text:style-name="P2"/>
      <text:p text:style-name="P2"><text:s text:c="4"/>zu 7)<text:tab/>- <text:s text:c="2"/>Dokumentation</text:p>
      <text:p text:style-name="P2">- <text:s text:c="2"/>Erstellen der Dokumentation (10h)</text:p>
      <text:p text:style-name="P2"/>
      <text:p text:style-name="P2">---------------------------------------------------------------------</text:p>
      <text:p text:style-name="P2"/>
      <text:p text:style-name="P2">-----------</text:p>
      <text:p text:style-name="P2">- Anhang: -</text:p>
      <text:p text:style-name="P2">-----------</text:p>
      <text:p text:style-name="P2"/>
      <text:p text:style-name="P2">Verwendete Ressourcen:</text:p>
      <text:p text:style-name="P2"/>
      <text:p text:style-name="P2">Hardware:</text:p>
      <text:p text:style-name="P2">- <text:s text:c="2"/>Bueroarbeitsplatz mit handelsueblichem PC</text:p>
      <text:p text:style-name="P2"/>
      <text:p text:style-name="P2">Software:</text:p>
      <text:p text:style-name="P2">- <text:s text:c="2"/>Windows 10 Professional 64bit - Betriebssystem</text:p>
      <text:p text:style-name="P2">- <text:s text:c="2"/>Netbeans 8.1 - Entwicklungsumgebung</text:p>
      <text:p text:style-name="P2">- <text:s text:c="2"/>Git 2.6 - Quellcodeverwaltung</text:p>
      <text:p text:style-name="P2">- <text:s text:c="2"/>Symfony 3 - PHP Framework (MVC)</text:p>
      <text:p text:style-name="P2">- <text:s text:c="2"/>MySQL - Datenbankmanagementsystem</text:p>
      <text:p text:style-name="P2">- <text:s text:c="2"/>MySQL Workbench - Datenbanktool</text:p>
      <text:p text:style-name="P2">- <text:s text:c="2"/>PHP 5.6 - Skriptsprache</text:p>
      <text:p text:style-name="P2"/>
      <text:p text:style-name="P2">-----</text:p>
      <text:p text:style-name="P2"/>
      <text:p text:style-name="P2">Vorläufige Kosten-Nutzen-Analyse</text:p>
      <text:p text:style-name="P2"/>
      <text:p text:style-name="P2">Ich vergleiche die Arbeitskosten eines Praktikanten</text:p>
      <text:p text:style-name="P2">mit denen eines Festangestellten (jeweils 70 Stunden):</text:p>
      <text:p text:style-name="P2"/>
      <text:p text:style-name="P2">Angestellter: <text:s text:c="18"/>Praktikant:</text:p>
      <text:p text:style-name="P2">50 Euro/Stunde <text:s text:c="17"/>8 Euro/Stunde</text:p>
      <text:p text:style-name="P2">= <text:s text:c="30"/>=</text:p>
      <text:p text:style-name="P2">2100 Euro <text:s text:c="22"/>700 Euro</text:p>
      <text:p text:style-name="P2"/>
      <text:p text:style-name="P2">#TODO: Wert für Angestellten korrigieren? Eventuell mit anderen Vergleichen!</text:p>
      <text:p text:style-name="P2">#TODO: Betreuer (Codereview etc.) in die Rechnung mit einfliessen lassen!</text:p>
      <text:p text:style-name="P2"/>
      <text:p text:style-name="P2">Kostenvorteil für das Unternehmen:</text:p>
      <text:p text:style-name="P2">1400 Euro</text:p>
      <text:p text:style-name="P2"/>
      <text:p text:style-name="P2">-----</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4T11:47:24.582000000</dc:date>
    <meta:editing-duration>PT8M17S</meta:editing-duration>
    <meta:editing-cycles>8</meta:editing-cycles>
    <meta:generator>LibreOffice/5.1.0.3$Windows_x86 LibreOffice_project/5e3e00a007d9b3b6efb6797a8b8e57b51ab1f737</meta:generator>
    <meta:document-statistic meta:table-count="0" meta:image-count="0" meta:object-count="0" meta:page-count="2" meta:paragraph-count="77" meta:word-count="582" meta:character-count="4742" meta:non-whitespace-character-count="4004"/>
  </office:meta>
</office:document-meta>
</file>